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istaSansBook" svg:font-family="VistaSansBook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7b8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30a7b80" style:font-style-asian="normal" style:font-style-complex="normal"/>
    </style:style>
    <style:style style:name="T13" style:family="text">
      <style:text-properties officeooo:rsid="000a14f6"/>
    </style:style>
    <style:style style:name="T14" style:family="text">
      <style:text-properties officeooo:rsid="005714b7"/>
    </style:style>
    <style:style style:name="T15" style:family="text">
      <style:text-properties officeooo:rsid="00880dbe"/>
    </style:style>
    <style:style style:name="T16" style:family="text">
      <style:text-properties officeooo:rsid="007c6d62"/>
    </style:style>
    <style:style style:name="T17" style:family="text">
      <style:text-properties officeooo:rsid="01c4f176"/>
    </style:style>
    <style:style style:name="T18" style:family="text">
      <style:text-properties officeooo:rsid="03b4652d"/>
    </style:style>
    <style:style style:name="T19" style:family="text">
      <style:text-properties officeooo:rsid="04b50477"/>
    </style:style>
    <style:style style:name="T20" style:family="text">
      <style:text-properties officeooo:rsid="0473a949"/>
    </style:style>
    <style:style style:name="T21" style:family="text">
      <style:text-properties officeooo:rsid="0387836c"/>
    </style:style>
    <style:style style:name="T22" style:family="text">
      <style:text-properties officeooo:rsid="01dff054"/>
    </style:style>
    <style:style style:name="T23" style:family="text">
      <style:text-properties officeooo:rsid="023c6ef8"/>
    </style:style>
    <style:style style:name="T24" style:family="text">
      <style:text-properties officeooo:rsid="023d2c84"/>
    </style:style>
    <style:style style:name="T25" style:family="text">
      <style:text-properties officeooo:rsid="0273d3e5"/>
    </style:style>
    <style:style style:name="T26" style:family="text">
      <style:text-properties officeooo:rsid="02ad4da6"/>
    </style:style>
    <style:style style:name="T27" style:family="text">
      <style:text-properties officeooo:rsid="0303035b"/>
    </style:style>
    <style:style style:name="T28" style:family="text">
      <style:text-properties officeooo:rsid="03041613"/>
    </style:style>
    <style:style style:name="T29" style:family="text">
      <style:text-properties officeooo:rsid="030a7b80"/>
    </style:style>
    <style:style style:name="T30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17">Esser-</text:span>Skala, 201<text:span text:style-name="T17">9</text:span></text:p>
      <text:p text:style-name="P12"/>
      <text:p text:style-name="P12"/>
      <text:p text:style-name="P10">© 201<text:span text:style-name="T17">9</text:span> by Wolfgang <text:span text:style-name="T17">Esser-</text:span>Skala. This edition is licensed under the Creative Commons Attribution<text:span text:style-name="T15">-NonCommercial-ShareAlike</text:span> 4.0 International License. To view a copy of this license, visit http://creativecommons.org/licenses/by<text:span text:style-name="T16">-nc-sa</text:span>/4.0/. </text:p>
      <text:p text:style-name="P9"/>
      <text:p text:style-name="P11">Music engraving by LilyPond 2.18.0 (http://www.lilypond.org).<text:span text:style-name="T14"><text:line-break/>Front matter</text:span> typeset with EB Garamond (http://www.georgduffner.at/ebgaramond).</text:p>
      <text:p text:style-name="P12"/>
      <text:p text:style-name="P8">First <text:span text:style-name="T17">version</text:span>, <text:span text:style-name="T24">December</text:span> 201<text:span text:style-name="T17">9</text:span></text:p>
      <text:p text:style-name="P15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21">This edition <text:span text:style-name="T4">of the </text:span><text:span text:style-name="T3">Completorium</text:span><text:span text:style-name="T4"> </text:span>bases <text:span text:style-name="T29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23"><text:tab/><text:span text:style-name="T29">http://digital.slub-dresden.de/id416295207 </text:span>(siglum<text:span text:style-name="T20"> </text:span>Mus.2973-<text:span text:style-name="T29">E</text:span>-<text:span text:style-name="T30">2</text:span>)<text:span text:style-name="T25">.</text:span></text:p>
      <text:p text:style-name="P3"/>
      <text:p text:style-name="P2">In general, this edition closely follows the <text:span text:style-name="T21">manuscript</text:span>. Any changes <text:span text:style-name="T13">that were introduced </text:span>by the editor are indicated by italic type (dynamics and <text:span text:style-name="T5">directions</text:span>), parentheses<text:span text:style-name="T5"> (expressive marks), </text:span>dashes (slurs and ties)<text:span text:style-name="T26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1">Bar<text:tab/>Staff<text:tab/>Note</text:span><text:span text:style-name="T10"><text:line-break/><text:tab/></text:span><text:span text:style-name="T8"><text:note text:id="ftn1" text:note-class="footnote"><text:note-citation>1</text:note-citation><text:note-body><text:p text:style-name="P17">Abbreviations: <text:span text:style-name="T27">A, alto; B, basso; </text:span>Ms, manuscript;<text:span text:style-name="T23"> </text:span>org, organ; <text:span text:style-name="T22">r, rest; S, soprano; T, tenore</text:span>.</text:p></text:note-body></text:note></text:span><text:span text:style-name="T10"><text:tab/><text:line-break/></text:span><text:span text:style-name="T11"><text:line-break/></text:span><text:span text:style-name="T10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29"><text:line-break/>galuppi-completorium-BurG-A-34</text:span>). Your help will be greatly appreciated.</text:p>
      <text:p text:style-name="P7"/>
      <text:p text:style-name="P7"/>
      <text:p text:style-name="P7"><text:span text:style-name="T6">Salzburg, </text:span><text:span text:style-name="T12">January</text:span><text:span text:style-name="T6"> 20</text:span><text:span text:style-name="T12">20</text:span><text:line-break/>Wolfgang <text:span text:style-name="T18">Esser-</text:span>Skala</text:p>
      <text:p text:style-name="P18"/>
      <text:p text:style-name="P16"><text:line-break/>C O N T E N T S<text:span text:style-name="T28"><text:line-break/><text:line-break/></text:span></text:p>
      <text:p text:style-name="P19"><text:lin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istaSansBook" svg:font-family="VistaSansBook"/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16:42:36.960637353</dc:date>
    <dc:creator>Wolfgang Skala</dc:creator>
    <meta:editing-duration>P7DT23H37M39S</meta:editing-duration>
    <meta:editing-cycles>724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46" meta:character-count="1748" meta:non-whitespace-character-count="1492"/>
  </office:meta>
</office:document-meta>
</file>